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image/jpeg" manifest:full-path="Pictures/1000000000000320000003202CDF3F93.jp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2cm, 1.409cm, 2.8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83cm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48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Line_20_Style_20_9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52cm" fo:min-width="1.394cm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466cm" style:use-optimal-column-width="false"/>
    </style:style>
    <style:style style:name="co2" style:family="table-column">
      <style:table-column-properties style:column-width="0.529cm" style:use-optimal-column-width="false"/>
    </style:style>
    <style:style style:name="co3" style:family="table-column">
      <style:table-column-properties style:column-width="9.005cm" style:use-optimal-column-width="false"/>
    </style:style>
    <style:style style:name="co4" style:family="table-column">
      <style:table-column-properties style:column-width="0.424cm" style:use-optimal-column-width="false"/>
    </style:style>
    <style:style style:name="co5" style:family="table-column">
      <style:table-column-properties style:column-width="0.57cm" style:use-optimal-column-width="false"/>
    </style:style>
    <style:style style:name="co6" style:family="table-column">
      <style:table-column-properties style:column-width="9.006cm" style:use-optimal-column-width="false"/>
    </style:style>
    <style:style style:name="co7" style:family="table-column">
      <style:table-column-properties style:column-width="0.528cm" style:use-optimal-column-width="false"/>
    </style:style>
    <style:style style:name="co8" style:family="table-column">
      <style:table-column-properties style:column-width="0.49cm" style:use-optimal-column-width="false"/>
    </style:style>
    <style:style style:name="co9" style:family="table-column">
      <style:table-column-properties style:column-width="9.044cm" style:use-optimal-column-width="false"/>
    </style:style>
    <style:style style:name="co10" style:family="table-column">
      <style:table-column-properties style:column-width="1.195cm" style:use-optimal-column-width="false"/>
    </style:style>
    <style:style style:name="co11" style:family="table-column">
      <style:table-column-properties style:column-width="0.548cm" style:use-optimal-column-width="false"/>
    </style:style>
    <style:style style:name="co12" style:family="table-column">
      <style:table-column-properties style:column-width="8.255cm" style:use-optimal-column-width="false"/>
    </style:style>
    <style:style style:name="co13" style:family="table-column">
      <style:table-column-properties style:column-width="0.563cm" style:use-optimal-column-width="false"/>
    </style:style>
    <style:style style:name="co14" style:family="table-column">
      <style:table-column-properties style:column-width="0.584cm" style:use-optimal-column-width="false"/>
    </style:style>
    <style:style style:name="co15" style:family="table-column">
      <style:table-column-properties style:column-width="8.853cm" style:use-optimal-column-width="false"/>
    </style:style>
    <style:style style:name="co16" style:family="table-column">
      <style:table-column-properties style:column-width="1.137cm" style:use-optimal-column-width="false"/>
    </style:style>
    <style:style style:name="co17" style:family="table-column">
      <style:table-column-properties style:column-width="7.435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37cm"/>
    </style:style>
    <style:style style:name="ro3" style:family="table-row">
      <style:table-row-properties style:row-height="0.613cm"/>
    </style:style>
    <style:style style:name="ro4" style:family="table-row">
      <style:table-row-properties style:row-height="0.617cm"/>
    </style:style>
    <style:style style:name="ce1" style:family="table-cell">
      <style:graphic-properties draw:fill="solid" draw:fill-color="#b2b2b2" style:repeat="repeat"/>
      <style:paragraph-properties fo:text-align="center" fo:border="0.001cm solid #ffffff"/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draw:fill="solid" draw:fill-color="#b2b2b2" style:repeat="repeat"/>
      <style:paragraph-properties fo:border="0.001cm solid #ffffff"/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solid" draw:fill-color="#b2b2b2" style:repeat="repeat"/>
      <style:paragraph-properties fo:text-align="center" fo:border="0.001cm solid #ffffff"/>
      <style:text-properties fo:font-family="Exo" style:font-family-generic="modern" style:font-pitch="variable" fo:font-size="8pt" fo:font-weight="bold" style:font-size-asian="8pt" style:font-weight-asian="bold" style:font-size-complex="8pt" style:font-weight-complex="bold"/>
    </style:style>
    <style:style style:name="ce4" style:family="table-cell">
      <style:graphic-properties draw:fill="solid" draw:fill-color="#dddddd" style:repeat="repeat"/>
      <style:paragraph-properties fo:text-align="center" fo:border="0.001cm solid #ffffff"/>
      <style:text-properties fo:font-family="Arial" style:font-style-name="Norm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ce5" style:family="table-cell">
      <style:graphic-properties draw:fill="solid" draw:fill-color="#dddddd" style:repeat="repeat"/>
      <style:paragraph-properties fo:line-height="0.028cm" fo:border="0.001cm solid #ffffff"/>
      <style:text-properties fo:font-family="Arial" style:font-style-name="Normal" style:font-family-generic="swiss" style:font-pitch="variable" fo:font-size="8pt" style:font-size-asian="8pt" style:font-size-complex="8pt"/>
    </style:style>
    <style:style style:name="ce6" style:family="table-cell">
      <style:graphic-properties draw:fill="solid" draw:fill-color="#dddddd" style:repeat="repeat"/>
      <style:paragraph-properties fo:border="0.001cm solid #ffffff"/>
      <style:text-properties fo:font-family="Arial" style:font-style-name="Normal" style:font-family-generic="swiss" style:font-pitch="variable" fo:font-size="8pt" style:font-size-asian="8pt" style:font-size-complex="8pt"/>
    </style:style>
    <style:style style:name="ce7" style:family="table-cell">
      <style:graphic-properties draw:fill="solid" draw:fill-color="#dddddd" style:repeat="repeat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style-name="Normal" style:font-family-generic="swiss" style:font-pitch="variable" fo:font-size="8pt" style:letter-kerning="true" style:font-family-asian="'Microsoft YaHei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e8" style:family="table-cell">
      <style:graphic-properties draw:fill="solid" draw:fill-color="#b2b2b2" style:repeat="repeat"/>
      <style:paragraph-properties fo:text-align="center" fo:border="0.001cm solid #ffffff"/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ce9" style:family="table-cell">
      <style:graphic-properties draw:fill="solid" draw:fill-color="#b2b2b2" style:repeat="repeat"/>
      <style:paragraph-properties fo:text-align="center" fo:border="0.001cm solid #ffffff"/>
      <style:text-properties fo:font-family="Arial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b2b2b2" style:repeat="repeat"/>
      <style:paragraph-properties fo:border="0.001cm solid #ffffff"/>
      <style:text-properties fo:font-family="Arial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draw:fill="solid" draw:fill-color="#dddddd" style:repeat="repeat"/>
      <style:paragraph-properties fo:text-align="center" fo:border="0.001cm solid #ffffff"/>
      <style:text-properties fo:font-family="Ex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ce12" style:family="table-cell">
      <style:graphic-properties draw:fill="solid" draw:fill-color="#dddddd" style:repeat="repeat"/>
      <style:paragraph-properties fo:line-height="0.028cm" fo:text-align="start" fo:border="0.001cm solid #ffffff"/>
      <style:text-properties fo:font-family="Arial" style:font-style-name="Normal" style:font-family-generic="swiss" style:font-pitch="variable" fo:font-size="8pt" style:font-size-asian="8pt" style:font-size-complex="8pt"/>
    </style:style>
    <style:style style:name="ce13" style:family="table-cell">
      <style:graphic-properties draw:fill="solid" draw:fill-color="#dddddd" style:repeat="repeat"/>
      <style:paragraph-properties fo:text-align="start" fo:border="0.001cm solid #ffffff"/>
      <style:text-properties fo:font-family="Arial" style:font-style-name="Normal" style:font-family-generic="swiss" style:font-pitch="variable" fo:font-size="8pt" style:font-size-asian="8pt" style:font-size-complex="8pt"/>
    </style:style>
    <style:style style:name="ce14" style:family="table-cell">
      <style:graphic-properties draw:fill="solid" draw:fill-color="#dddddd" style:repeat="repeat"/>
      <style:paragraph-properties fo:margin-left="0cm" fo:margin-right="0cm" fo:margin-top="0cm" fo:margin-bottom="0cm" fo:line-height="100%" fo:text-align="start" fo:text-indent="0cm" fo:border="0.001cm solid #ffffff"/>
      <style:text-properties style:use-window-font-color="true" fo:font-family="Exo" style:font-family-generic="modern" style:font-pitch="variable" fo:font-size="8pt" fo:font-style="italic" fo:font-weight="normal" style:letter-kerning="true" style:font-family-asian="'Microsoft YaHei'" style:font-family-generic-asian="system" style:font-pitch-asian="variable" style:font-size-asian="8pt" style:font-style-asian="italic" style:font-weight-asian="normal" style:font-family-complex="Arial" style:font-family-generic-complex="system" style:font-pitch-complex="variable" style:font-size-complex="8pt" style:font-style-complex="italic" style:font-weight-complex="normal"/>
    </style:style>
    <style:style style:name="ce15" style:family="table-cell">
      <style:graphic-properties draw:fill="solid" draw:fill-color="#b2b2b2" style:repeat="repeat"/>
      <style:paragraph-properties fo:text-align="center" fo:border="0.001cm solid #ffffff"/>
      <style:text-properties fo:font-family="Arial" style:font-style-name="Norm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ce16" style:family="table-cell">
      <style:graphic-properties draw:fill="solid" draw:fill-color="#dddddd" style:repeat="repeat"/>
      <style:paragraph-properties fo:line-height="0.028cm" fo:border="0.001cm solid #ffffff"/>
      <style:text-properties fo:font-family="Arial" style:font-family-generic="swiss" style:font-pitch="variable" fo:font-size="8pt" style:font-size-asian="8pt" style:font-size-complex="8pt"/>
    </style:style>
    <style:style style:name="ce17" style:family="table-cell">
      <style:graphic-properties draw:fill="solid" draw:fill-color="#dddddd" style:repeat="repeat"/>
      <style:paragraph-properties fo:border="0.001cm solid #ffffff"/>
      <style:text-properties fo:font-family="Arial" style:font-family-generic="swiss" style:font-pitch="variable" fo:font-size="8pt" style:font-size-asian="8pt" style:font-size-complex="8pt"/>
    </style:style>
    <style:style style:name="ce18" style:family="table-cell">
      <style:graphic-properties draw:fill="solid" draw:fill-color="#dddddd" style:repeat="repeat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swiss" style:font-pitch="variable" fo:font-size="8pt" style:letter-kerning="true" style:font-family-asian="'Microsoft YaHei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e19" style:family="table-cell">
      <style:graphic-properties draw:fill="solid" draw:fill-color="#dddddd" style:repeat="repeat"/>
      <style:paragraph-properties fo:text-align="center" fo:border="0.001cm solid #ffffff"/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family="Exo" style:font-family-generic="moder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family="Exo" style:font-family-generic="moder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Exo" style:font-family-generic="modern" style:font-pitch="variable" fo:font-size="8pt" fo:font-weight="bold" style:font-family-asian="Arial" style:font-family-generic-asian="swiss" style:font-size-asian="8pt" style:font-weight-asian="bold" style:font-family-complex="Arial" style:font-family-generic-complex="swiss" style:font-size-complex="8pt" style:font-weight-complex="bold"/>
    </style:style>
    <style:style style:name="T4" style:family="text">
      <style:text-properties fo:font-family="Ex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use-window-font-color="true" fo:font-family="Exo" style:font-family-generic="modern" style:font-pitch="variable" fo:font-size="8pt" fo:font-style="italic" fo:font-weight="normal" style:letter-kerning="true" style:font-family-asian="'Microsoft YaHei'" style:font-family-generic-asian="system" style:font-pitch-asian="variable" style:font-size-asian="8pt" style:font-style-asian="italic" style:font-weight-asian="normal" style:font-family-complex="Arial" style:font-family-generic-complex="system" style:font-pitch-complex="variable" style:font-size-complex="8pt" style:font-style-complex="italic" style:font-weight-complex="normal" loext:opacity="0%"/>
    </style:style>
    <style:style style:name="T6" style:family="text">
      <style:text-properties fo:font-family="Exo" style:font-family-generic="modern" style:font-pitch="variable" fo:font-size="8pt" fo:font-weight="bold" style:font-family-asian="Wingdings" style:font-size-asian="8pt" style:font-weight-asian="bold" style:font-family-complex="Wingdings" style:font-size-complex="8pt" style:font-weight-complex="bold"/>
    </style:style>
    <style:style style:name="T7" style:family="text">
      <style:text-properties fo:font-family="Exo" style:font-family-generic="modern" style:font-pitch="variable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fo:font-family="Exo" style:font-family-generic="modern" style:font-pitch="variable" fo:font-size="8pt" fo:font-weight="bold" style:letter-kerning="true" style:font-family-asian="Wingdings" style:font-size-asian="8pt" style:font-weight-asian="bold" style:font-family-complex="Wingdings" style:font-size-complex="8pt" style:font-weight-complex="bold" loext:opacity="0%"/>
    </style:style>
    <style:style style:name="T9" style:family="text">
      <style:text-properties style:use-window-font-color="true" fo:font-family="Exo" style:font-family-generic="modern" style:font-pitch="variable" fo:font-size="8pt" fo:font-weight="bold" style:letter-kerning="true" style:font-family-asian="'Microsoft YaHei'" style:font-family-generic-asian="system" style:font-pitch-asian="variable" style:font-size-asian="8pt" style:font-weight-asian="bold" style:font-family-complex="Arial" style:font-family-generic-complex="system" style:font-pitch-complex="variable" style:font-size-complex="8pt" style:font-weight-complex="bold" loext:opacity="0%"/>
    </style:style>
    <style:style style:name="T10" style:family="text">
      <style:text-properties style:use-window-font-color="true" fo:font-family="Exo" style:font-family-generic="modern" style:font-pitch="variable" fo:font-size="8pt" fo:font-weight="bold" style:letter-kerning="true" style:font-family-asian="Arial" style:font-family-generic-asian="swiss" style:font-size-asian="8pt" style:font-weight-asian="bold" style:font-family-complex="Arial" style:font-family-generic-complex="swiss" style:font-size-complex="8pt" style:font-weight-complex="bold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92cm" svg:height="14cm" svg:x="12.826cm" svg:y="6.135cm">
          <draw:image xlink:href="Pictures/1000000000000320000003202CDF3F93.jpg" xlink:type="simple" xlink:show="embed" xlink:actuate="onLoad">
            <text:p/>
          </draw:image>
        </draw:frame>
        <draw:frame draw:style-name="gr2" draw:text-style-name="P2" draw:layer="layout" svg:width="31.336cm" svg:height="2.833cm" svg:x="0.049cm" svg:y="0.012cm">
          <draw:text-box>
            <text:p><text:span text:style-name="T1">Elite: Dangerous - VKB Gladiator NXT Premium OTA Right Bindings</text:span></text:p>
          </draw:text-box>
        </draw:frame>
        <draw:frame draw:style-name="standard" xml:id="id7" draw:id="id7" draw:layer="layout" svg:width="9.999cm" svg:height="3.784cm" svg:x="24.635cm" svg:y="6.35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1"><text:span text:style-name="T2">A4</text:span></text:p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p text:style-name="P1"><text:span text:style-name="T3">˄</text:span></text:p>
              </table:table-cell>
              <table:table-cell table:style-name="ce4">
                <text:p text:style-name="P1"><text:span text:style-name="T4">11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1"><text:span text:style-name="T3">˃</text:span></text:p>
              </table:table-cell>
              <table:table-cell table:style-name="ce4">
                <text:p text:style-name="P1"><text:span text:style-name="T4">12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1"><text:span text:style-name="T3">˅</text:span></text:p>
              </table:table-cell>
              <table:table-cell table:style-name="ce4">
                <text:p text:style-name="P1"><text:span text:style-name="T4">13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1"><text:span text:style-name="T3">˂</text:span></text:p>
              </table:table-cell>
              <table:table-cell table:style-name="ce4">
                <text:p text:style-name="P1"><text:span text:style-name="T4">14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1"><text:span text:style-name="T3">ʘ</text:span></text:p>
              </table:table-cell>
              <table:table-cell table:style-name="ce4">
                <text:p text:style-name="P1"><text:span text:style-name="T4">15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999cm" svg:height="3.636cm" svg:x="24.635cm" svg:y="10.39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1"><text:span text:style-name="T2">A3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1"><text:span text:style-name="T3">˄</text:span></text:p>
              </table:table-cell>
              <table:table-cell table:style-name="ce4">
                <text:p text:style-name="P1"><text:span text:style-name="T4">6</text:span></text:p>
              </table:table-cell>
              <table:table-cell table:style-name="ce5"/>
            </table:table-row>
            <table:table-row table:style-name="ro1">
              <table:table-cell table:style-name="ce8">
                <text:p text:style-name="P1"><text:span text:style-name="T3">˃</text:span></text:p>
              </table:table-cell>
              <table:table-cell table:style-name="ce4">
                <text:p text:style-name="P1"><text:span text:style-name="T4">7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1"><text:span text:style-name="T3">˅</text:span></text:p>
              </table:table-cell>
              <table:table-cell table:style-name="ce4">
                <text:p text:style-name="P1"><text:span text:style-name="T4">8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1"><text:span text:style-name="T3">˂</text:span></text:p>
              </table:table-cell>
              <table:table-cell table:style-name="ce4">
                <text:p text:style-name="P1"><text:span text:style-name="T4">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1"><text:span text:style-name="T3">ʘ</text:span></text:p>
              </table:table-cell>
              <table:table-cell table:style-name="ce4">
                <text:p text:style-name="P1"><text:span text:style-name="T4">10</text:span></text:p>
              </table:table-cell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draw:style-name="standard" xml:id="id15" draw:id="id15" draw:layer="layout" svg:width="9.999cm" svg:height="3.784cm" svg:x="2.685cm" svg:y="15.145cm">
          <table:table table:template-name="default" table:use-first-row-styles="true" table:use-first-column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1"><text:span text:style-name="T2">C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1"><text:span text:style-name="T3">˄</text:span></text:p>
              </table:table-cell>
              <table:table-cell table:style-name="ce4">
                <text:p text:style-name="P1"><text:span text:style-name="T4">16</text:span></text:p>
              </table:table-cell>
              <table:table-cell table:style-name="ce5"/>
            </table:table-row>
            <table:table-row table:style-name="ro2">
              <table:table-cell table:style-name="ce8">
                <text:p text:style-name="P1"><text:span text:style-name="T3">˃</text:span></text:p>
              </table:table-cell>
              <table:table-cell table:style-name="ce4">
                <text:p text:style-name="P1"><text:span text:style-name="T4">17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1"><text:span text:style-name="T3">˅</text:span></text:p>
              </table:table-cell>
              <table:table-cell table:style-name="ce4">
                <text:p text:style-name="P1"><text:span text:style-name="T4">18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1"><text:span text:style-name="T3">˂</text:span></text:p>
              </table:table-cell>
              <table:table-cell table:style-name="ce4">
                <text:p text:style-name="P1"><text:span text:style-name="T4">1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1"><text:span text:style-name="T3">ʘ</text:span></text:p>
              </table:table-cell>
              <table:table-cell table:style-name="ce4">
                <text:p text:style-name="P1"><text:span text:style-name="T4">20</text:span></text:p>
              </table:table-cell>
              <table:table-cell table:style-name="ce7"/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999cm" svg:height="3.86cm" svg:x="2.685cm" svg:y="5.175cm">
          <table:table table:template-name="default" table:use-first-row-styles="true" table:use-first-column-styles="true">
            <table:table-column table:style-name="co1"/>
            <table:table-column table:style-name="co7"/>
            <table:table-column table:style-name="co6"/>
            <table:table-row table:style-name="ro1" table:default-cell-style-name="ce10">
              <table:table-cell table:style-name="ce9" table:number-columns-spanned="3">
                <text:p text:style-name="P1"><text:span text:style-name="T2">A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>˄</text:p>
              </table:table-cell>
              <table:table-cell table:style-name="ce11">
                <text:p text:style-name="P1"><text:span text:style-name="T4"><text:s/></text:span></text:p>
              </table:table-cell>
              <table:table-cell table:style-name="ce12"/>
            </table:table-row>
            <table:table-row table:style-name="ro2">
              <table:table-cell table:style-name="ce8">
                <text:p text:style-name="P1"><text:span text:style-name="T3">˃</text:span></text:p>
              </table:table-cell>
              <table:table-cell table:style-name="ce11">
                <text:p text:style-name="P1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1"><text:span text:style-name="T3">˅</text:span></text:p>
              </table:table-cell>
              <table:table-cell table:style-name="ce11">
                <text:p text:style-name="P1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1"><text:span text:style-name="T3">˂</text:span></text:p>
              </table:table-cell>
              <table:table-cell table:style-name="ce11">
                <text:p text:style-name="P1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1"><text:span text:style-name="T3">ʘ</text:span></text:p>
              </table:table-cell>
              <table:table-cell table:style-name="ce11">
                <text:p text:style-name="P1"><text:span text:style-name="T4"><text:s/></text:span></text:p>
              </table:table-cell>
              <table:table-cell table:style-name="ce14">
                <text:p text:style-name="P3"><text:span text:style-name="T5">POV1 / stick RX-RY togg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1" xml:id="id16" draw:id="id16" draw:layer="layout" svg:width="0.75cm" svg:height="0.75cm" svg:x="18.13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0.75cm" svg:height="0.75cm" svg:x="19.385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75cm" svg:height="0.75cm" svg:x="20.1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75cm" svg:height="0.75cm" svg:x="16.885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75cm" svg:height="0.75cm" svg:x="17.885cm" svg:y="7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0.75cm" svg:height="0.75cm" svg:x="17.885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75cm" svg:height="0.75cm" svg:x="17.38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3" draw:id="id3" draw:layer="layout" svg:width="9.999cm" svg:height="1.199cm" svg:x="24.635cm" svg:y="4.66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B1</text:span></text:p>
              </table:table-cell>
              <table:covered-table-cell/>
              <table:covered-table-cell/>
            </table:table-row>
            <table:table-row table:style-name="ro1">
              <table:table-cell table:style-name="ce15"/>
              <table:table-cell table:style-name="ce4">
                <text:p text:style-name="P1"><text:span text:style-name="T4">4</text:span></text:p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draw:custom-shape draw:style-name="gr6" draw:text-style-name="P1" xml:id="id18" draw:id="id18" draw:layer="layout" svg:width="0.75cm" svg:height="0.75cm" svg:x="20.635cm" svg:y="1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0.75cm" svg:height="0.75cm" svg:x="20.135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9" draw:id="id9" draw:layer="layout" svg:width="9.999cm" svg:height="1.199cm" svg:x="2.685cm" svg:y="9.24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A2</text:span></text:p>
              </table:table-cell>
              <table:covered-table-cell/>
              <table:covered-table-cell/>
            </table:table-row>
            <table:table-row table:style-name="ro1">
              <table:table-cell table:style-name="ce15"/>
              <table:table-cell table:style-name="ce4">
                <text:p text:style-name="P1"><text:span text:style-name="T4">3</text:span></text:p>
              </table:table-cell>
              <table:table-cell table:style-name="ce7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9.997cm" svg:height="1.799cm" svg:x="2.685cm" svg:y="12.88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1"><text:span text:style-name="T6">stage 1</text:span></text:p>
              </table:table-cell>
              <table:table-cell table:style-name="ce4">
                <text:p text:style-name="P1"><text:span text:style-name="T4">1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1"><text:span text:style-name="T7">stage 2</text:span></text:p>
              </table:table-cell>
              <table:table-cell table:style-name="ce4">
                <text:p text:style-name="P1"><text:span text:style-name="T4">2</text:span></text:p>
              </table:table-cell>
              <table:table-cell table:style-name="ce7"/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9.997cm" svg:height="1.799cm" svg:x="2.685cm" svg:y="10.62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RAPID 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1"><text:span text:style-name="T6">push</text:span></text:p>
              </table:table-cell>
              <table:table-cell table:style-name="ce4">
                <text:p text:style-name="P1"><text:span text:style-name="T4">21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1"><text:span text:style-name="T7">pull</text:span></text:p>
              </table:table-cell>
              <table:table-cell table:style-name="ce4">
                <text:p text:style-name="P1"><text:span text:style-name="T4">22</text:span></text:p>
              </table:table-cell>
              <table:table-cell table:style-name="ce7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9.999cm" svg:height="1.199cm" svg:x="2.685cm" svg:y="19.08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D1</text:span></text:p>
              </table:table-cell>
              <table:covered-table-cell/>
              <table:covered-table-cell/>
            </table:table-row>
            <table:table-row table:style-name="ro1">
              <table:table-cell table:style-name="ce15"/>
              <table:table-cell table:style-name="ce4">
                <text:p text:style-name="P1"><text:span text:style-name="T4">5</text:span></text:p>
              </table:table-cell>
              <table:table-cell table:style-name="ce7"/>
            </table:table-row>
          </table:table>
          <draw:image xlink:href="Pictures/TablePreview9.svm" xlink:type="simple" xlink:show="embed" xlink:actuate="onLoad"/>
        </draw:frame>
        <draw:custom-shape draw:style-name="gr8" draw:text-style-name="P1" xml:id="id20" draw:id="id20" draw:layer="layout" svg:width="2.75cm" svg:height="0.5cm" draw:transform="rotate (0.217817090648851) translate (19.835cm 1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19" draw:id="id19" draw:layer="layout" svg:width="9.999cm" svg:height="2.399cm" svg:x="24.635cm" svg:y="14.325cm">
          <table:table table:template-name="default" table:use-first-row-styles="true" table:use-first-column-styles="true"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3">
                <text:p text:style-name="P1"><text:span text:style-name="T2">F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1"><text:span text:style-name="T6">F1</text:span></text:p>
              </table:table-cell>
              <table:table-cell table:style-name="ce4">
                <text:p text:style-name="P1"><text:span text:style-name="T4">27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1"><text:span text:style-name="T6">F2</text:span></text:p>
              </table:table-cell>
              <table:table-cell table:style-name="ce4">
                <text:p text:style-name="P1"><text:span text:style-name="T4">28</text:span></text:p>
              </table:table-cell>
              <table:table-cell table:style-name="ce6"/>
            </table:table-row>
            <table:table-row table:style-name="ro1">
              <table:table-cell table:style-name="ce3">
                <text:p text:style-name="P1"><text:span text:style-name="T6">F3</text:span></text:p>
              </table:table-cell>
              <table:table-cell table:style-name="ce4">
                <text:p text:style-name="P1"><text:span text:style-name="T4">29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onnector draw:style-name="gr9" draw:text-style-name="P1" draw:layer="layout" draw:line-skew="0.311cm" svg:x1="12.684cm" svg:y1="7.105cm" svg:x2="16.885cm" svg:y2="8.76cm" draw:start-shape="id1" draw:start-glue-point="1" draw:end-shape="id2" draw:end-glue-point="6" svg:d="M12684 7105h2399v1655h1802">
          <text:p/>
        </draw:connector>
        <draw:connector draw:style-name="gr9" draw:text-style-name="P1" draw:layer="layout" draw:line-skew="0.362cm" svg:x1="24.635cm" svg:y1="5.264cm" svg:x2="20.885cm" svg:y2="8.26cm" draw:start-shape="id3" draw:start-glue-point="3" draw:end-shape="id4" draw:end-glue-point="10" svg:d="M24635 5264h-1500v2996h-2250">
          <text:p/>
        </draw:connector>
        <draw:connector draw:style-name="gr10" draw:text-style-name="P1" draw:layer="layout" svg:x1="24.635cm" svg:y1="12.213cm" svg:x2="18.635cm" svg:y2="8.76cm" draw:start-shape="id5" draw:start-glue-point="3" draw:end-shape="id6" draw:end-glue-point="10" svg:d="M24635 12213h-2987v-3453h-3013">
          <text:p/>
        </draw:connector>
        <draw:connector draw:style-name="gr9" draw:text-style-name="P1" draw:layer="layout" draw:line-skew="2.237cm" svg:x1="24.635cm" svg:y1="8.247cm" svg:x2="18.635cm" svg:y2="7.51cm" draw:start-shape="id7" draw:start-glue-point="3" draw:end-shape="id8" draw:end-glue-point="10" svg:d="M24635 8247h-750v-737h-5250">
          <text:p/>
        </draw:connector>
        <draw:connector draw:style-name="gr9" draw:text-style-name="P1" draw:layer="layout" svg:x1="12.684cm" svg:y1="9.844cm" svg:x2="17.385cm" svg:y2="9.76cm" draw:start-shape="id9" draw:start-glue-point="1" draw:end-shape="id10" draw:end-glue-point="6" svg:d="M12684 9844h2338v-84h2363">
          <text:p/>
        </draw:connector>
        <draw:connector draw:style-name="gr9" draw:text-style-name="P1" draw:layer="layout" draw:line-skew="3.114cm" svg:x1="12.682cm" svg:y1="11.524cm" svg:x2="19.385cm" svg:y2="8.51cm" draw:start-shape="id11" draw:start-glue-point="1" draw:end-shape="id12" draw:end-glue-point="6" svg:d="M12682 11524h6453v-3014h250">
          <text:p/>
        </draw:connector>
        <draw:connector draw:style-name="gr9" draw:text-style-name="P1" draw:layer="layout" draw:line-skew="2.989cm" svg:x1="12.682cm" svg:y1="13.784cm" svg:x2="20.135cm" svg:y2="9.76cm" draw:start-shape="id13" draw:start-glue-point="1" draw:end-shape="id14" draw:end-glue-point="6" svg:d="M12682 13784h6703v-4024h750">
          <text:p/>
        </draw:connector>
        <draw:connector draw:style-name="gr9" draw:text-style-name="P1" draw:layer="layout" draw:line-skew="1.811cm" svg:x1="12.684cm" svg:y1="17.037cm" svg:x2="18.135cm" svg:y2="11.26cm" draw:start-shape="id15" draw:start-glue-point="1" draw:end-shape="id16" draw:end-glue-point="6" svg:d="M12684 17037h4524v-5777h927">
          <text:p/>
        </draw:connector>
        <draw:connector draw:style-name="gr9" draw:text-style-name="P1" draw:layer="layout" svg:x1="12.684cm" svg:y1="19.684cm" svg:x2="21.01cm" svg:y2="12.885cm" draw:start-shape="id17" draw:start-glue-point="1" draw:end-shape="id18" draw:end-glue-point="8" svg:d="M12684 19684h8326v-6799">
          <text:p/>
        </draw:connector>
        <draw:connector draw:style-name="gr9" draw:text-style-name="P1" draw:layer="layout" svg:x1="24.635cm" svg:y1="15.524cm" svg:x2="22.575cm" svg:y2="16.377cm" draw:start-shape="id19" draw:start-glue-point="3" draw:end-shape="id20" draw:end-glue-point="10" svg:d="M24635 15524h-1003v853h-1057">
          <text:p/>
        </draw:connector>
        <draw:frame draw:style-name="standard" draw:layer="layout" svg:width="8.571cm" svg:height="4.294cm" svg:x="14.338cm" svg:y="2.451cm">
          <table:table table:template-name="default" table:use-first-row-styles="true" table:use-first-column-styles="true">
            <table:table-column table:style-name="co16"/>
            <table:table-column table:style-name="co17"/>
            <table:table-row table:style-name="ro3">
              <table:table-cell table:style-name="ce1" table:number-columns-spanned="2">
                <text:p text:style-name="P1"><text:span text:style-name="T2">Axes</text:span></text:p>
              </table:table-cell>
              <table:covered-table-cell table:style-name="ce2"/>
            </table:table-row>
            <table:table-row table:style-name="ro3">
              <table:table-cell table:style-name="ce8">
                <text:p text:style-name="P1"><text:span text:style-name="T3">X</text:span></text:p>
              </table:table-cell>
              <table:table-cell table:style-name="ce16"/>
            </table:table-row>
            <table:table-row table:style-name="ro3">
              <table:table-cell table:style-name="ce8">
                <text:p text:style-name="P1"><text:span text:style-name="T3">Y</text:span></text:p>
              </table:table-cell>
              <table:table-cell table:style-name="ce17"/>
            </table:table-row>
            <table:table-row table:style-name="ro3">
              <table:table-cell table:style-name="ce8">
                <text:p text:style-name="P1"><text:span text:style-name="T3">Z</text:span></text:p>
              </table:table-cell>
              <table:table-cell table:style-name="ce17"/>
            </table:table-row>
            <table:table-row table:style-name="ro3">
              <table:table-cell table:style-name="ce8">
                <text:p text:style-name="P1"><text:span text:style-name="T3">RX</text:span></text:p>
              </table:table-cell>
              <table:table-cell table:style-name="ce17"/>
            </table:table-row>
            <table:table-row table:style-name="ro3">
              <table:table-cell table:style-name="ce8">
                <text:p text:style-name="P1"><text:span text:style-name="T3">RY</text:span></text:p>
              </table:table-cell>
              <table:table-cell table:style-name="ce18"/>
            </table:table-row>
            <table:table-row table:style-name="ro4">
              <table:table-cell table:style-name="ce8">
                <text:p text:style-name="P1"><text:span text:style-name="T7">RZ</text:span></text:p>
              </table:table-cell>
              <table:table-cell table:style-name="ce18"/>
            </table:table-row>
          </table:table>
          <draw:image xlink:href="Pictures/TablePreview11.svm" xlink:type="simple" xlink:show="embed" xlink:actuate="onLoad"/>
        </draw:frame>
        <draw:custom-shape draw:style-name="gr5" draw:text-style-name="P1" xml:id="id22" draw:id="id22" draw:layer="layout" svg:width="0.75cm" svg:height="0.75cm" svg:x="21.085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0.75cm" svg:height="0.75cm" svg:x="22.585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4" draw:id="id24" draw:layer="layout" svg:width="9.997cm" svg:height="2.999cm" svg:x="24.635cm" svg:y="17.10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En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1"><text:span text:style-name="T8">En1 </text:span><text:span text:style-name="T3">˄</text:span></text:p>
              </table:table-cell>
              <table:table-cell table:style-name="ce19">
                <text:p text:style-name="P1"><text:span text:style-name="T4">23</text:span></text:p>
              </table:table-cell>
              <table:table-cell table:style-name="ce18"/>
            </table:table-row>
            <table:table-row table:style-name="ro1">
              <table:table-cell table:style-name="ce3">
                <text:p text:style-name="P1"><text:span text:style-name="T9">En1 </text:span><text:span text:style-name="T3">˅</text:span></text:p>
              </table:table-cell>
              <table:table-cell table:style-name="ce19">
                <text:p text:style-name="P1"><text:span text:style-name="T4">24</text:span></text:p>
              </table:table-cell>
              <table:table-cell table:style-name="ce18"/>
            </table:table-row>
            <table:table-row table:style-name="ro1">
              <table:table-cell table:style-name="ce3">
                <text:p text:style-name="P1"><text:span text:style-name="T8">En2 </text:span><text:span text:style-name="T3">˄</text:span></text:p>
              </table:table-cell>
              <table:table-cell table:style-name="ce19">
                <text:p text:style-name="P1"><text:span text:style-name="T4">25</text:span></text:p>
              </table:table-cell>
              <table:table-cell table:style-name="ce18"/>
            </table:table-row>
            <table:table-row table:style-name="ro1">
              <table:table-cell table:style-name="ce3">
                <text:p text:style-name="P1"><text:span text:style-name="T8">En2 </text:span><text:span text:style-name="T10">˅</text:span></text:p>
              </table:table-cell>
              <table:table-cell table:style-name="ce19">
                <text:p text:style-name="P1"><text:span text:style-name="T4">26</text:span></text:p>
              </table:table-cell>
              <table:table-cell table:style-name="ce18"/>
            </table:table-row>
          </table:table>
          <draw:image xlink:href="Pictures/TablePreview12.svm" xlink:type="simple" xlink:show="embed" xlink:actuate="onLoad"/>
        </draw:frame>
        <draw:connector draw:style-name="gr9" draw:text-style-name="P1" draw:layer="layout" svg:x1="23.998cm" svg:y1="18.182cm" svg:x2="21.46cm" svg:y2="18.635cm" draw:start-shape="id21" draw:start-glue-point="0" draw:end-shape="id22" draw:end-glue-point="8" svg:d="M23998 18182v980h-2538v-527">
          <text:p/>
        </draw:connector>
        <draw:connector draw:style-name="gr9" draw:text-style-name="P1" xml:id="id21" draw:id="id21" draw:layer="layout" svg:x1="23.335cm" svg:y1="17.76cm" svg:x2="24.635cm" svg:y2="18.604cm" draw:start-shape="id23" draw:start-glue-point="10" draw:end-shape="id24" draw:end-glue-point="3" svg:d="M23335 17760h663v844h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loext:opacity="100%"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loext:opacity="0%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.635cm" fo:margin-bottom="0.635cm" fo:margin-left="0.635cm" fo:margin-right="0.635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4-01T17:35:06.611000000</meta:creation-date>
    <dc:date>2021-04-01T22:34:45.036000000</dc:date>
    <meta:editing-duration>PT2H10M14S</meta:editing-duration>
    <meta:editing-cycles>29</meta:editing-cycles>
    <meta:generator>OpenOffice/4.1.11$Win32 OpenOffice.org_project/4111m1$Build-9808</meta:generator>
    <meta:document-statistic meta:object-count="38"/>
  </office:meta>
</office:document-meta>
</file>